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/>
    <style:style style:name="P3" style:family="paragraph" style:parent-style-name="Text_20_body" style:list-style-name="L1"/>
    <style:style style:name="P4" style:family="paragraph" style:parent-style-name="Text_20_body" style:list-style-name="L1"/>
    <style:style style:name="P5" style:family="paragraph" style:parent-style-name="Text_20_body" style:list-style-name="L1"/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sign Notes</text:p>
      <text:p text:style-name="Standard"/>
      <text:list text:style-name="L1">
        <text:list-item>
          <text:p text:style-name="P1">Secure (HTTPS) communication</text:p>
        </text:list-item>
        <text:list-item>
          <text:p text:style-name="P1">http://localhost:8080/hudson/api/</text:p>
        </text:list-item>
        <text:list-item>
          <text:p text:style-name="P1">XML Schema available here - http://localhost:8080/hudson/api/schema</text:p>
        </text:list-item>
        <text:list-item>
          <text:p text:style-name="P1">Follow GNOME HIG</text:p>
        </text:list-item>
        <text:list-item>
          <text:p text:style-name="P1">Using Google Chart API - replace weather report with sparklines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Brian Munroe</meta:initial-creator>
    <meta:creation-date>2008-03-24T10:06:23</meta:creation-date>
    <dc:creator>Brian Munroe</dc:creator>
    <dc:date>2008-03-25T10:09:48</dc:date>
    <meta:editing-cycles>2</meta:editing-cycles>
    <meta:editing-duration>PT4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32" meta:character-count="220"/>
  </office:meta>
</office:document-meta>
</file>